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Heading_20_2">
      <style:paragraph-properties fo:margin-top="0.25in" fo:margin-bottom="0.0835in" loext:contextual-spacing="false"/>
    </style:style>
    <style:style style:name="P5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8pa7y0eppevp"/>Tutorials</text:p>
      <text:p text:style-name="P1"><text:a xlink:type="simple" xlink:href="http://mbarchives.ca/Resources/Documents/atom_basics_2015.pdf" text:style-name="Internet_20_link" text:visited-style-name="Visited_20_Internet_20_Link"><text:span text:style-name="T1">http://mbarchives.ca/Resources/Documents/atom_basics_2015.pdf</text:span></text:a></text:p>
      <text:p text:style-name="P1"><text:a xlink:type="simple" xlink:href="http://royalbcmuseum.bc.ca/help/atom/bc-archives-collection-search-guide.pdf" text:style-name="Internet_20_link" text:visited-style-name="Visited_20_Internet_20_Link"><text:span text:style-name="T1">http://royalbcmuseum.bc.ca/help/atom/bc-archives-collection-search-guide.pdf</text:span></text:a></text:p>
      <text:p text:style-name="P4"><text:bookmark text:name="_vlb7iu71dhxo"/>Archival Organization<text:line-break/><text:a xlink:type="simple" xlink:href="http://dal.ca.libguides.com/c.php?g=257178&amp;p=1718238" text:style-name="Internet_20_link" text:visited-style-name="Visited_20_Internet_20_Link"><text:span text:style-name="T1">http://dal.ca.libguides.com/c.php?g=257178&amp;p=1718238</text:span></text:a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Library Catalog</text:p>
          </table:table-cell>
          <table:table-cell table:style-name="Table1.A1" office:value-type="string">
            <text:p text:style-name="P3">Archival Catalog / Finding Aid</text:p>
          </table:table-cell>
        </table:table-row>
        <table:table-row table:style-name="Table1.1">
          <table:table-cell table:style-name="Table1.A1" office:value-type="string">
            <text:p text:style-name="P3">Flat</text:p>
          </table:table-cell>
          <table:table-cell table:style-name="Table1.A1" office:value-type="string">
            <text:p text:style-name="P3">Hierarchical (Fonds/Collections =&gt; Sub Fonds =&gt; Series =&gt; File =&gt; Item)</text:p>
          </table:table-cell>
        </table:table-row>
        <table:table-row table:style-name="Table1.1">
          <table:table-cell table:style-name="Table1.A1" office:value-type="string">
            <text:p text:style-name="P3">Provenance not important</text:p>
          </table:table-cell>
          <table:table-cell table:style-name="Table1.A1" office:value-type="string">
            <text:p text:style-name="P2">Provenance/original order important</text:p>
          </table:table-cell>
        </table:table-row>
        <table:table-row table:style-name="Table1.1">
          <table:table-cell table:style-name="Table1.A1" office:value-type="string">
            <text:p text:style-name="P3">Classification scheme on top of cataloging?</text:p>
          </table:table-cell>
          <table:table-cell table:style-name="Table1.A1" office:value-type="string">
            <text:p text:style-name="P3">?</text:p>
          </table:table-cell>
        </table:table-row>
        <table:table-row table:style-name="Table1.1">
          <table:table-cell table:style-name="Table1.A1" office:value-type="string">
            <text:p text:style-name="P2">Subject expertise</text:p>
          </table:table-cell>
          <table:table-cell table:style-name="Table1.A1" office:value-type="string">
            <text:p text:style-name="P3">Subject expertise documentary heritage</text:p>
          </table:table-cell>
        </table:table-row>
        <table:table-row table:style-name="Table1.1">
          <table:table-cell table:style-name="Table1.A1" office:value-type="string">
            <text:p text:style-name="P3">Collections are discrete items</text:p>
          </table:table-cell>
          <table:table-cell table:style-name="Table1.A1" office:value-type="string">
            <text:p text:style-name="P2"><text:s/>Collections are groups of discrete items</text:p>
          </table:table-cell>
        </table:table-row>
      </table:table>
      <text:p text:style-name="P1"><text:soft-page-break/></text:p>
      <text:p text:style-name="P1">Our primary purpose with the implementation of Atom is to manage Archival materials, specially non published items. <text:s/></text:p>
      <text:p text:style-name="P1">Q: What is the workflow to create an item in Atom? <text:s/>Do we always create an item in Archivematica first?<text:line-break/>Q: We have to map how our existing collections can be organization and migrated.</text:p>
      <text:p text:style-name="P4"><text:bookmark text:name="_1p9wc7w1wndi"/>Workflow</text:p>
      <text:p text:style-name="P1">We always ingest -&gt; preserve digital objects in the archivematica. <text:s/>Then we import into Collections in Atom.</text:p>
      <text:p text:style-name="P1">Q: How do we handle a collection of images? (ex do we need to provide info for each, No)</text:p>
      <text:p text:style-name="P4"><text:bookmark text:name="_s9gh5k7ob0ox"/>Atom Concepts</text:p>
      <text:p text:style-name="P1"><text:span text:style-name="T3">Accession Records</text:span> - Sources transferred to NF (physically or legally). <text:s/>We can use this to track our Collection Development records.)</text:p>
      <text:p text:style-name="P1"/>
      <text:p text:style-name="P1"><text:span text:style-name="T3">Archival Descriptions</text:span> - The primary way we will define collections. <text:s/>Most of our attention will be focused on this. <text:s/></text:p>
      <text:p text:style-name="P1">Q: We have to decide which template to use? ISAD (G), RAD, DACS, Dublin Core, MODS<text:line-break/><text:line-break/><text:span text:style-name="T3">Authority Record</text:span> - Can be used to manage named information elements. <text:s/>Thought this is valuable, not a priority for us from an implementation point of view.</text:p>
      <text:p text:style-name="P1"/>
      <text:p text:style-name="P1"><text:span text:style-name="T3">Archival Institutions</text:span> - “<text:a xlink:type="simple" xlink:href="https://www.accesstomemory.org/en/docs/2.3/user-manual/glossary/glossary/#term-archival-institution" text:style-name="Internet_20_link" text:visited-style-name="Visited_20_Internet_20_Link"><text:span text:style-name="T1">Archival institutions</text:span></text:a> are one of the core<text:a xlink:type="simple" xlink:href="https://www.accesstomemory.org/en/docs/2.3/user-manual/overview/entity-types/" text:style-name="Internet_20_link" text:visited-style-name="Visited_20_Internet_20_Link"> </text:a><text:a xlink:type="simple" xlink:href="https://www.accesstomemory.org/en/docs/2.3/user-manual/overview/entity-types/" text:style-name="Internet_20_link" text:visited-style-name="Visited_20_Internet_20_Link"><text:span text:style-name="T2">entity types</text:span></text:a> in AtoM and provide users with the means of managing information about<text:a xlink:type="simple" xlink:href="https://www.accesstomemory.org/en/docs/2.3/user-manual/glossary/glossary/#term-repository" text:style-name="Internet_20_link" text:visited-style-name="Visited_20_Internet_20_Link"> </text:a><text:a xlink:type="simple" xlink:href="https://www.accesstomemory.org/en/docs/2.3/user-manual/glossary/glossary/#term-repository" text:style-name="Internet_20_link" text:visited-style-name="Visited_20_Internet_20_Link"><text:span text:style-name="T1">repositories</text:span></text:a> and other institutions and organizations that hold archival materials or other cultural heritage items and artifacts.” <text:s/>Not useful for us except if we decide to use it as a way identify collection fro an organization, such as a school. <text:s/>Could be useful if we decide to build information about organization holding archival material.</text:p>
      <text:p text:style-name="P1"/>
      <text:p text:style-name="P1"><text:span text:style-name="T3">Function </text:span>- “A function is a type of<text:a xlink:type="simple" xlink:href="https://www.accesstomemory.org/en/docs/2.3/user-manual/overview/entity-types/#entity-types" text:style-name="Internet_20_link" text:visited-style-name="Visited_20_Internet_20_Link"> </text:a><text:a xlink:type="simple" xlink:href="https://www.accesstomemory.org/en/docs/2.3/user-manual/overview/entity-types/#entity-types" text:style-name="Internet_20_link" text:visited-style-name="Visited_20_Internet_20_Link"><text:span text:style-name="T1">entity</text:span></text:a> that describes activities linked to records creation, maintenance, and use.” <text:s/>- Used by traditional archives to capture Provenance information. <text:s/>Not much useful for us at current time.</text:p>
      <text:p text:style-name="P1"/>
      <text:p text:style-name="P1"><text:span text:style-name="T3">Terms </text:span>-&gt; Values that make up controlled vocabulary list.<text:line-break/>Controlled Vocabulary -&gt; Taxonomy (structured grouping) -&gt; Term<text:line-break/><text:line-break/><text:span text:style-name="T3">Subjects </text:span>and <text:span text:style-name="T3">Places </text:span>are examples of Taxonomy that is used as <text:span text:style-name="T3">Access Points</text:span> in Atom. <text:s/>An access point is a term, phrase, keyword or code that is used to identify and locate an Archival Description.</text:p>
      <text:p text:style-name="P1"/>
      <text:p text:style-name="P1">Other possible Access Points: By Content Type<text:line-break/><text:a xlink:type="simple" xlink:href="http://128.199.116.16:8080/index.php/search/advanced" text:style-name="Internet_20_link" text:visited-style-name="Visited_20_Internet_20_Link"><text:span text:style-name="T1">http://128.199.116.16:8080/index.php/search/advanced</text:span></text:a></text:p>
      <text:p text:style-name="P1"><text:line-break/>Q: Can we add a new Taxonomy? <text:s/>Access Point?<text:line-break/></text:p>
      <text:p text:style-name="P1"><text:span text:style-name="T3">Digital Object</text:span><text:line-break/>“Digital objects are computer files that can be uploaded into and displayed by AtoM. They include scanned images, digital photographs, sound and moving image files, and other scanned or born-digital items.”</text:p>
      <text:p text:style-name="P1"/>
      <text:p text:style-name="P1">Questions:</text:p>
      <text:p text:style-name="P1">* What are Top Level Descriptions? <text:s/>How to describe an item within a Collection/Fond? <text:s/>What is the standard used to describe an item within a Collection or Fond? <text:s/>Ex Is it DC?</text:p>
      <text:p text:style-name="P1">* How to create a new item and add to existing collection/fond?</text:p>
      <text:p text:style-name="P1">* We need to map our collections at various levels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5" meta:word-count="496" meta:character-count="3281" meta:non-whitespace-character-count="2796"/>
    <meta:generator>LibreOfficeDev/5.1.0.3$Linux_X86_64 LibreOffice_project/</meta:generator>
  </office:meta>
</office:document-meta>
</file>